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draw:shadow="visib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1.27cm" svg:x="11.151cm" svg:y="3.849cm">
          <text:p text:style-name="P1">Brainfuck Studi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4.445cm" svg:height="1.27cm" svg:x="2.896cm" svg:y="7.024cm">
          <text:p text:style-name="P1">GU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4.445cm" svg:height="1.27cm" svg:x="11.786cm" svg:y="7.024cm">
          <text:p text:style-name="P1">Compi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27cm" svg:x="20.676cm" svg:y="7.024cm">
          <text:p text:style-name="P1">Interpre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layer="layout" svg:width="6.158cm" svg:height="6.683cm" svg:x="13.056cm" svg:y="8.294cm">
          <draw:text-box>
            <text:p text:style-name="P2">Parser</text:p>
            <text:p text:style-name="P2"><text:tab/><text:span text:style-name="T1">Fehlererkennung</text:span></text:p>
            <text:p text:style-name="P2"><text:span text:style-name="T1"><text:tab/></text:span><text:span text:style-name="T1">Optimierung</text:span></text:p>
            <text:p text:style-name="P2"><text:span text:style-name="T1"><text:tab/></text:span><text:span text:style-name="T1">Zwischencode erzeugen</text:span></text:p>
            <text:p text:style-name="P2"/>
            <text:p text:style-name="P2">Codeübersetzung</text:p>
            <text:p text:style-name="P2"><text:tab/><text:span text:style-name="T1">Windows</text:span></text:p>
            <text:p text:style-name="P2"><text:span text:style-name="T1"><text:tab/></text:span><text:span text:style-name="T1">Unix</text:span></text:p>
            <text:p text:style-name="P2"><text:span text:style-name="T1"><text:tab/></text:span><text:span text:style-name="T1">Weitere Plattformen</text:span></text:p>
          </draw:text-box>
        </draw:frame>
        <draw:frame draw:style-name="gr4" draw:layer="layout" svg:width="7.051cm" svg:height="5.795cm" svg:x="4.166cm" svg:y="8.294cm">
          <draw:text-box>
            <text:p text:style-name="P2">Design</text:p>
            <text:p text:style-name="P2"/>
            <text:p text:style-name="P2">Textverarbeitungsfunktionen</text:p>
            <text:p text:style-name="P2"/>
            <text:p text:style-name="P2">Syntaxhighlighting</text:p>
            <text:p text:style-name="P2"/>
            <text:p text:style-name="P2">Debugger</text:p>
          </draw:text-box>
        </draw:frame>
        <draw:line draw:style-name="gr5" draw:text-style-name="P3" draw:layer="layout" svg:x1="12.421cm" svg:y1="8.294cm" svg:x2="12.421cm" svg:y2="12.739cm">
          <text:p text:style-name="P2"/>
        </draw:line>
        <draw:line draw:style-name="gr5" draw:text-style-name="P3" draw:layer="layout" svg:x1="13.056cm" svg:y1="12.739cm" svg:x2="12.421cm" svg:y2="12.739cm">
          <text:p text:style-name="P2"/>
        </draw:line>
        <draw:line draw:style-name="gr5" draw:text-style-name="P3" draw:layer="layout" svg:x1="13.056cm" svg:y1="8.929cm" svg:x2="12.421cm" svg:y2="8.929cm">
          <text:p text:style-name="P2"/>
        </draw:line>
        <draw:line draw:style-name="gr5" draw:text-style-name="P3" draw:layer="layout" svg:x1="13.056cm" svg:y1="8.929cm" svg:x2="13.056cm" svg:y2="10.834cm">
          <text:p text:style-name="P2"/>
        </draw:line>
        <draw:line draw:style-name="gr5" draw:text-style-name="P3" draw:layer="layout" svg:x1="13.056cm" svg:y1="10.834cm" svg:x2="14.326cm" svg:y2="10.834cm">
          <text:p text:style-name="P2"/>
        </draw:line>
        <draw:line draw:style-name="gr5" draw:text-style-name="P3" draw:layer="layout" svg:x1="14.326cm" svg:y1="10.199cm" svg:x2="13.056cm" svg:y2="10.199cm">
          <text:p text:style-name="P2"/>
        </draw:line>
        <draw:line draw:style-name="gr5" draw:text-style-name="P3" draw:layer="layout" svg:x1="14.326cm" svg:y1="9.564cm" svg:x2="13.056cm" svg:y2="9.564cm">
          <text:p text:style-name="P2"/>
        </draw:line>
        <draw:line draw:style-name="gr5" draw:text-style-name="P3" draw:layer="layout" svg:x1="21.311cm" svg:y1="8.294cm" svg:x2="21.311cm" svg:y2="12.739cm">
          <text:p text:style-name="P2"/>
        </draw:line>
        <draw:line draw:style-name="gr5" draw:text-style-name="P3" draw:layer="layout" svg:x1="21.946cm" svg:y1="8.929cm" svg:x2="21.311cm" svg:y2="8.929cm">
          <text:p text:style-name="P2"/>
        </draw:line>
        <draw:line draw:style-name="gr5" draw:text-style-name="P3" draw:layer="layout" svg:x1="21.946cm" svg:y1="12.739cm" svg:x2="21.311cm" svg:y2="12.739cm">
          <text:p text:style-name="P2"/>
        </draw:line>
        <draw:line draw:style-name="gr5" draw:text-style-name="P3" draw:layer="layout" svg:x1="21.946cm" svg:y1="8.929cm" svg:x2="21.946cm" svg:y2="10.834cm">
          <text:p text:style-name="P2"/>
        </draw:line>
        <draw:line draw:style-name="gr5" draw:text-style-name="P3" draw:layer="layout" svg:x1="21.946cm" svg:y1="10.834cm" svg:x2="23.216cm" svg:y2="10.834cm">
          <text:p text:style-name="P2"/>
        </draw:line>
        <draw:line draw:style-name="gr5" draw:text-style-name="P3" draw:layer="layout" svg:x1="21.946cm" svg:y1="10.199cm" svg:x2="23.216cm" svg:y2="10.199cm">
          <text:p text:style-name="P2"/>
        </draw:line>
        <draw:line draw:style-name="gr5" draw:text-style-name="P3" draw:layer="layout" svg:x1="21.946cm" svg:y1="9.564cm" svg:x2="23.216cm" svg:y2="9.564cm">
          <text:p text:style-name="P2"/>
        </draw:line>
        <draw:line draw:style-name="gr5" draw:text-style-name="P3" draw:layer="layout" svg:x1="3.531cm" svg:y1="8.294cm" svg:x2="3.531cm" svg:y2="13.374cm">
          <text:p text:style-name="P2"/>
        </draw:line>
        <draw:line draw:style-name="gr5" draw:text-style-name="P3" draw:layer="layout" svg:x1="3.531cm" svg:y1="8.929cm" svg:x2="4.166cm" svg:y2="8.929cm">
          <text:p text:style-name="P2"/>
        </draw:line>
        <draw:line draw:style-name="gr5" draw:text-style-name="P3" draw:layer="layout" svg:x1="3.531cm" svg:y1="10.199cm" svg:x2="4.166cm" svg:y2="10.199cm">
          <text:p text:style-name="P2"/>
        </draw:line>
        <draw:line draw:style-name="gr5" draw:text-style-name="P3" draw:layer="layout" svg:x1="3.531cm" svg:y1="11.469cm" svg:x2="4.166cm" svg:y2="11.469cm">
          <text:p text:style-name="P2"/>
        </draw:line>
        <draw:line draw:style-name="gr5" draw:text-style-name="P3" draw:layer="layout" svg:x1="3.531cm" svg:y1="13.374cm" svg:x2="4.166cm" svg:y2="13.374cm">
          <text:p text:style-name="P2"/>
        </draw:line>
        <draw:line draw:style-name="gr6" draw:text-style-name="P3" draw:layer="layout" svg:x1="13.056cm" svg:y1="12.738cm" svg:x2="13.056cm" svg:y2="14.008cm">
          <text:p text:style-name="P2"/>
        </draw:line>
        <draw:line draw:style-name="gr6" draw:text-style-name="P3" draw:layer="layout" svg:x1="13.056cm" svg:y1="13.056cm" svg:x2="14.326cm" svg:y2="13.056cm">
          <text:p text:style-name="P2"/>
        </draw:line>
        <draw:line draw:style-name="gr6" draw:text-style-name="P3" draw:layer="layout" svg:x1="13.056cm" svg:y1="13.691cm" svg:x2="14.326cm" svg:y2="13.691cm">
          <text:p text:style-name="P2"/>
        </draw:line>
        <draw:line draw:style-name="gr6" draw:text-style-name="P3" draw:layer="layout" svg:x1="13.056cm" svg:y1="13.691cm" svg:x2="13.056cm" svg:y2="14.326cm">
          <text:p text:style-name="P2"/>
        </draw:line>
        <draw:line draw:style-name="gr6" draw:text-style-name="P3" draw:layer="layout" svg:x1="13.056cm" svg:y1="14.326cm" svg:x2="14.326cm" svg:y2="14.326cm">
          <text:p text:style-name="P2"/>
        </draw:line>
        <draw:line draw:style-name="gr6" draw:text-style-name="P3" draw:layer="layout" svg:x1="4.801cm" svg:y1="6.389cm" svg:x2="23.216cm" svg:y2="6.389cm">
          <text:p text:style-name="P2"/>
        </draw:line>
        <draw:line draw:style-name="gr6" draw:text-style-name="P3" draw:layer="layout" svg:x1="14.326cm" svg:y1="7.024cm" svg:x2="14.326cm" svg:y2="5.119cm">
          <text:p text:style-name="P2"/>
        </draw:line>
        <draw:line draw:style-name="gr6" draw:text-style-name="P3" draw:layer="layout" svg:x1="4.801cm" svg:y1="6.389cm" svg:x2="4.801cm" svg:y2="7.024cm">
          <text:p text:style-name="P2"/>
        </draw:line>
        <draw:line draw:style-name="gr6" draw:text-style-name="P3" draw:layer="layout" svg:x1="23.216cm" svg:y1="6.389cm" svg:x2="23.216cm" svg:y2="7.024cm">
          <text:p text:style-name="P2"/>
        </draw:line>
        <draw:frame draw:style-name="gr4" draw:layer="layout" svg:width="6.158cm" svg:height="4.655cm" svg:x="21.946cm" svg:y="8.294cm">
          <draw:text-box>
            <text:p text:style-name="P2">Parser</text:p>
            <text:p text:style-name="P2"><text:tab/><text:span text:style-name="T1">Fehlererkennung</text:span></text:p>
            <text:p text:style-name="P2"><text:span text:style-name="T1"><text:tab/></text:span><text:span text:style-name="T1">Optimierung</text:span></text:p>
            <text:p text:style-name="P2"><text:span text:style-name="T1"><text:tab/></text:span><text:span text:style-name="T1">Zwischencode erzeugen</text:span></text:p>
            <text:p text:style-name="P2"/>
            <text:p text:style-name="P2"><text:span text:style-name="T2">Code interpretier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5-11-24T22:15:06</meta:creation-date>
    <dc:date>2005-11-24T23:02:42</dc:date>
    <dc:language>en-US</dc:language>
    <meta:editing-cycles>2</meta:editing-cycles>
    <meta:editing-duration>PT13M4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